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2c806" officeooo:paragraph-rsid="000efe4e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4pt" fo:font-weight="normal" officeooo:rsid="0001f208" officeooo:paragraph-rsid="000efe4e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14pt" officeooo:paragraph-rsid="000efe4e" style:font-size-asian="14pt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8pt" fo:font-weight="bold" officeooo:paragraph-rsid="000efe4e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18pt" fo:font-weight="bold" officeooo:paragraph-rsid="000efe4e" style:font-size-asian="18pt" style:font-weight-asian="bold" style:font-size-complex="18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18pt" officeooo:paragraph-rsid="000efe4e" style:font-size-asian="18pt" style:font-size-complex="18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officeooo:paragraph-rsid="000efe4e"/>
    </style:style>
    <style:style style:name="T1" style:family="text">
      <style:text-properties officeooo:rsid="0001f208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01f208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0efe4e" style:font-size-asian="14pt" style:font-weight-asian="normal" style:font-size-complex="14pt" style:font-weight-complex="normal"/>
    </style:style>
    <style:style style:name="T5" style:family="text">
      <style:text-properties officeooo:rsid="000efe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SN COLLEGE OF ENGINEERING, KALAVAKKAM</text:p>
      <text:p text:style-name="P1">(An Autonomous Institution, Affiliated to Anna University, Chennai)</text:p>
      <text:p text:style-name="P1">DEPARTMENT OF COMPUTER SCIENCE AND ENGINEERING</text:p>
      <text:p text:style-name="P1">UCS1411 - OPERATING SYSTEMS LAB</text:p>
      <text:p text:style-name="P1">Batch: 2018-22</text:p>
      <text:p text:style-name="P1">Academic Year: 2019-20</text:p>
      <text:p text:style-name="P1">Class: CSE B</text:p>
      <text:p text:style-name="P1">--------------------------------------------------------------------------------</text:p>
      <text:p text:style-name="P1">Lab Exercise – 1<text:span text:style-name="T5">3</text:span> – File Organization Techniques</text:p>
      <text:p text:style-name="P5"/>
      <text:p text:style-name="P6">REG NO. : 185001083</text:p>
      <text:p text:style-name="P6">NAME : B. LAKSHMI PRIYA</text:p>
      <text:p text:style-name="P6">CLASS : CSE B (SEMESTER <text:span text:style-name="T1">4</text:span>)</text:p>
      <text:p text:style-name="P7"/>
      <text:p text:style-name="P3">1. <text:span text:style-name="T5">D</text:span>evelop a C program to implement the following file organization techniques:</text:p>
      <text:p text:style-name="P3">a) Single <text:span text:style-name="T5">L</text:span>evel Directory </text:p>
      <text:p text:style-name="P3">b) <text:span text:style-name="T5">Tree</text:span> Structure<text:span text:style-name="T5">d Directory</text:span></text:p>
      <text:p text:style-name="P3"/>
      <text:p text:style-name="P3">PROGRAM:</text:p>
      <text:p text:style-name="P8"><text:span text:style-name="T3">#include &lt;stdio.h&gt;</text:span></text:p>
      <text:p text:style-name="P8"><text:span text:style-name="T3">#include &lt;stdlib.h&gt;</text:span></text:p>
      <text:p text:style-name="P8"><text:span text:style-name="T3">#include &lt;string.h&gt;</text:span></text:p>
      <text:p text:style-name="P8"><text:span text:style-name="T3"/></text:p>
      <text:p text:style-name="P8"><text:span text:style-name="T3">typedef struct FILE</text:span></text:p>
      <text:p text:style-name="P8"><text:span text:style-name="T3">{</text:span></text:p>
      <text:p text:style-name="P8"><text:span text:style-name="T3"><text:tab/>char fname[20];</text:span></text:p>
      <text:p text:style-name="P8"><text:span text:style-name="T3"><text:tab/>struct FILE *loc;</text:span></text:p>
      <text:p text:style-name="P8"><text:span text:style-name="T3"><text:tab/>struct FILE *next;</text:span></text:p>
      <text:p text:style-name="P8"><text:span text:style-name="T3">}file;</text:span></text:p>
      <text:p text:style-name="P8"><text:span text:style-name="T3"/></text:p>
      <text:p text:style-name="P8"><text:span text:style-name="T3">typedef struct sdirectory</text:span></text:p>
      <text:p text:style-name="P8"><text:span text:style-name="T3">{</text:span></text:p>
      <text:p text:style-name="P8"><text:span text:style-name="T3"><text:tab/>char dname[20];</text:span></text:p>
      <text:p text:style-name="P8"><text:span text:style-name="T3"><text:tab/>file *fptr;</text:span></text:p>
      <text:p text:style-name="P8"><text:span text:style-name="T3"><text:tab/>struct sdirectory *next;</text:span></text:p>
      <text:p text:style-name="P8"><text:span text:style-name="T3">}sdir;</text:span></text:p>
      <text:p text:style-name="P8"><text:span text:style-name="T3"/></text:p>
      <text:p text:style-name="P8"><text:span text:style-name="T3"/></text:p>
      <text:p text:style-name="P8"><text:soft-page-break/><text:span text:style-name="T3">typedef struct treedirectory</text:span></text:p>
      <text:p text:style-name="P8"><text:span text:style-name="T3">{</text:span></text:p>
      <text:p text:style-name="P8"><text:span text:style-name="T3"><text:tab/>char dname[20];</text:span></text:p>
      <text:p text:style-name="P8"><text:span text:style-name="T3"><text:tab/>struct treedirectory *tdir[3];</text:span></text:p>
      <text:p text:style-name="P8"><text:span text:style-name="T3"><text:tab/>char files[3][20];</text:span></text:p>
      <text:p text:style-name="P8"><text:span text:style-name="T3"><text:tab/>int ndir;</text:span></text:p>
      <text:p text:style-name="P8"><text:span text:style-name="T3"><text:tab/>int nfiles;</text:span></text:p>
      <text:p text:style-name="P8"><text:span text:style-name="T3">}treedir;</text:span></text:p>
      <text:p text:style-name="P8"><text:span text:style-name="T3"/></text:p>
      <text:p text:style-name="P8"><text:span text:style-name="T3">void createDir(sdir *dir)</text:span></text:p>
      <text:p text:style-name="P8"><text:span text:style-name="T3">{</text:span></text:p>
      <text:p text:style-name="P8"><text:span text:style-name="T3"><text:tab/>char dname[20];</text:span></text:p>
      <text:p text:style-name="P8"><text:span text:style-name="T3"><text:tab/>printf("\nEnter directory name: ");</text:span></text:p>
      <text:p text:style-name="P8"><text:span text:style-name="T3"><text:tab/>scanf(" %[^\n]", dname);</text:span></text:p>
      <text:p text:style-name="P8"><text:span text:style-name="T3"><text:tab/>sdir *temp=dir-&gt;next;</text:span></text:p>
      <text:p text:style-name="P8"><text:span text:style-name="T3"><text:tab/>while(temp!=NULL)</text:span></text:p>
      <text:p text:style-name="P8"><text:span text:style-name="T3"><text:tab/>{</text:span></text:p>
      <text:p text:style-name="P8"><text:span text:style-name="T3"><text:tab/><text:tab/>if(strcmp(temp-&gt;dname, dname)==0)</text:span></text:p>
      <text:p text:style-name="P8"><text:span text:style-name="T3"><text:tab/><text:tab/><text:tab/>break;</text:span></text:p>
      <text:p text:style-name="P8"><text:span text:style-name="T3"><text:tab/><text:tab/>temp=temp-&gt;next;</text:span></text:p>
      <text:p text:style-name="P8"><text:span text:style-name="T3"><text:tab/>}</text:span></text:p>
      <text:p text:style-name="P8"><text:span text:style-name="T3"/></text:p>
      <text:p text:style-name="P8"><text:span text:style-name="T3"><text:tab/>if(temp!=NULL)</text:span></text:p>
      <text:p text:style-name="P8"><text:span text:style-name="T3"><text:tab/>{</text:span></text:p>
      <text:p text:style-name="P8"><text:span text:style-name="T3"><text:tab/><text:tab/>printf("\nDirectory already exists!\n");</text:span></text:p>
      <text:p text:style-name="P8"><text:span text:style-name="T3"><text:tab/><text:tab/>return;</text:span></text:p>
      <text:p text:style-name="P8"><text:span text:style-name="T3"><text:tab/>}</text:span></text:p>
      <text:p text:style-name="P8"><text:span text:style-name="T3"/></text:p>
      <text:p text:style-name="P8"><text:span text:style-name="T3"><text:tab/>sdir *d=(sdir *)malloc(sizeof(sdir));</text:span></text:p>
      <text:p text:style-name="P8"><text:span text:style-name="T3"><text:tab/>strcpy(d-&gt;dname, dname);</text:span></text:p>
      <text:p text:style-name="P8"><text:span text:style-name="T3"><text:tab/>d-&gt;fptr=(file *)malloc(sizeof(file));</text:span></text:p>
      <text:p text:style-name="P8"><text:span text:style-name="T3"><text:tab/>d-&gt;fptr-&gt;next=NULL;</text:span></text:p>
      <text:p text:style-name="P8"><text:span text:style-name="T3"><text:tab/>d-&gt;next=dir-&gt;next;</text:span></text:p>
      <text:p text:style-name="P8"><text:span text:style-name="T3"><text:tab/>dir-&gt;next=d;</text:span></text:p>
      <text:p text:style-name="P8"><text:span text:style-name="T3"><text:tab/>printf("\nDirectory created!\n");</text:span></text:p>
      <text:p text:style-name="P8"><text:span text:style-name="T3">}</text:span></text:p>
      <text:p text:style-name="P8"><text:span text:style-name="T3"/></text:p>
      <text:p text:style-name="P8"><text:span text:style-name="T3">void createFile(sdir *dir)</text:span></text:p>
      <text:p text:style-name="P8"><text:span text:style-name="T3">{</text:span></text:p>
      <text:p text:style-name="P8"><text:span text:style-name="T3"><text:tab/>char dname[20], fname[20];</text:span></text:p>
      <text:p text:style-name="P8"><text:span text:style-name="T3"><text:tab/>printf("\nEnter directory name: ");</text:span></text:p>
      <text:p text:style-name="P8"><text:span text:style-name="T3"><text:tab/>scanf(" %[^\n]", dname);</text:span></text:p>
      <text:p text:style-name="P8"><text:span text:style-name="T3"><text:tab/>sdir *temp=dir-&gt;next;</text:span></text:p>
      <text:p text:style-name="P8"><text:span text:style-name="T3"/></text:p>
      <text:p text:style-name="P8"><text:span text:style-name="T3"/></text:p>
      <text:p text:style-name="P8"><text:soft-page-break/><text:span text:style-name="T3"><text:tab/>while(temp!=NULL)</text:span></text:p>
      <text:p text:style-name="P8"><text:span text:style-name="T3"><text:tab/>{</text:span></text:p>
      <text:p text:style-name="P8"><text:span text:style-name="T3"><text:tab/><text:tab/>if(strcmp(temp-&gt;dname, dname)==0)</text:span></text:p>
      <text:p text:style-name="P8"><text:span text:style-name="T3"><text:tab/><text:tab/><text:tab/>break;</text:span></text:p>
      <text:p text:style-name="P8"><text:span text:style-name="T3"><text:tab/><text:tab/>temp=temp-&gt;next;</text:span></text:p>
      <text:p text:style-name="P8"><text:span text:style-name="T3"><text:tab/>}</text:span></text:p>
      <text:p text:style-name="P8"><text:span text:style-name="T3"><text:tab/>if(temp==NULL)</text:span></text:p>
      <text:p text:style-name="P8"><text:span text:style-name="T3"><text:tab/>{</text:span></text:p>
      <text:p text:style-name="P8"><text:span text:style-name="T3"><text:tab/><text:tab/>printf("\nDirectory not found!\n");</text:span></text:p>
      <text:p text:style-name="P8"><text:span text:style-name="T3"><text:tab/><text:tab/>return;</text:span></text:p>
      <text:p text:style-name="P8"><text:span text:style-name="T3"><text:tab/>}</text:span></text:p>
      <text:p text:style-name="P8"><text:span text:style-name="T3"/></text:p>
      <text:p text:style-name="P8"><text:span text:style-name="T3"><text:tab/>printf("\nEnter file name: ");</text:span></text:p>
      <text:p text:style-name="P8"><text:span text:style-name="T3"><text:tab/>scanf(" %[^\n]", fname);</text:span></text:p>
      <text:p text:style-name="P8"><text:span text:style-name="T3"/></text:p>
      <text:p text:style-name="P8"><text:span text:style-name="T3"><text:tab/>file *f=temp-&gt;fptr-&gt;next;</text:span></text:p>
      <text:p text:style-name="P8"><text:span text:style-name="T3"/></text:p>
      <text:p text:style-name="P8"><text:span text:style-name="T3"><text:tab/>while(f!=NULL)</text:span></text:p>
      <text:p text:style-name="P8"><text:span text:style-name="T3"><text:tab/>{</text:span></text:p>
      <text:p text:style-name="P8"><text:span text:style-name="T3"><text:tab/><text:tab/>if(strcmp(f-&gt;fname, fname)==0)</text:span></text:p>
      <text:p text:style-name="P8"><text:span text:style-name="T3"><text:tab/><text:tab/>{</text:span></text:p>
      <text:p text:style-name="P8"><text:span text:style-name="T3"><text:tab/><text:tab/><text:tab/>printf("\nFile already exists!\n");</text:span></text:p>
      <text:p text:style-name="P8"><text:span text:style-name="T3"><text:tab/><text:tab/><text:tab/>return;</text:span></text:p>
      <text:p text:style-name="P8"><text:span text:style-name="T3"><text:tab/><text:tab/>}</text:span></text:p>
      <text:p text:style-name="P8"><text:span text:style-name="T3"><text:tab/><text:tab/>f=f-&gt;next;</text:span></text:p>
      <text:p text:style-name="P8"><text:span text:style-name="T3"><text:tab/>}</text:span></text:p>
      <text:p text:style-name="P8"><text:span text:style-name="T3"/></text:p>
      <text:p text:style-name="P8"><text:span text:style-name="T3"><text:tab/>file *ftemp=(file *)malloc(sizeof(file));</text:span></text:p>
      <text:p text:style-name="P8"><text:span text:style-name="T3"><text:tab/>strcpy(ftemp-&gt;fname, fname);</text:span></text:p>
      <text:p text:style-name="P8"><text:span text:style-name="T3"><text:tab/>ftemp-&gt;loc=ftemp;</text:span></text:p>
      <text:p text:style-name="P8"><text:span text:style-name="T3"><text:tab/>ftemp-&gt;next=temp-&gt;fptr-&gt;next;</text:span></text:p>
      <text:p text:style-name="P8"><text:span text:style-name="T3"><text:tab/>temp-&gt;fptr-&gt;next=ftemp;</text:span></text:p>
      <text:p text:style-name="P8"><text:span text:style-name="T3"><text:tab/>printf("\nFile created!\n");</text:span></text:p>
      <text:p text:style-name="P8"><text:span text:style-name="T3">}</text:span></text:p>
      <text:p text:style-name="P8"><text:span text:style-name="T3"/></text:p>
      <text:p text:style-name="P8"><text:span text:style-name="T3">void dispSdir(sdir *dir)</text:span></text:p>
      <text:p text:style-name="P8"><text:span text:style-name="T3">{</text:span></text:p>
      <text:p text:style-name="P8"><text:span text:style-name="T3"><text:tab/>sdir *temp=dir-&gt;next;</text:span></text:p>
      <text:p text:style-name="P8"><text:span text:style-name="T3"><text:tab/>if(temp==NULL)</text:span></text:p>
      <text:p text:style-name="P8"><text:span text:style-name="T3"><text:tab/>{</text:span></text:p>
      <text:p text:style-name="P8"><text:span text:style-name="T3"><text:tab/><text:tab/>printf("\nDirectory empty!\n");</text:span></text:p>
      <text:p text:style-name="P8"><text:span text:style-name="T3"><text:tab/><text:tab/>return;</text:span></text:p>
      <text:p text:style-name="P8"><text:span text:style-name="T3"><text:tab/>}</text:span></text:p>
      <text:p text:style-name="P8"><text:span text:style-name="T3"><text:tab/></text:span></text:p>
      <text:p text:style-name="P8"><text:span text:style-name="T3"/></text:p>
      <text:p text:style-name="P8"><text:soft-page-break/><text:span text:style-name="T3"><text:tab/>while(temp!=NULL)</text:span></text:p>
      <text:p text:style-name="P8"><text:span text:style-name="T3"><text:tab/>{</text:span></text:p>
      <text:p text:style-name="P8"><text:span text:style-name="T3"><text:tab/><text:tab/>printf("\n\n%s: ", temp-&gt;dname);</text:span></text:p>
      <text:p text:style-name="P8"><text:span text:style-name="T3"><text:tab/><text:tab/>file *f=temp-&gt;fptr-&gt;next;</text:span></text:p>
      <text:p text:style-name="P8"><text:span text:style-name="T3"><text:tab/><text:tab/>printf("\n%-20s%-10s", "File Name", "Location");</text:span></text:p>
      <text:p text:style-name="P8"><text:span text:style-name="T3"><text:tab/><text:tab/>while(f!=NULL)</text:span></text:p>
      <text:p text:style-name="P8"><text:span text:style-name="T3"><text:tab/><text:tab/>{</text:span></text:p>
      <text:p text:style-name="P8"><text:span text:style-name="T3"><text:tab/><text:tab/><text:tab/>printf("\n%-20s%-10p", f-&gt;fname, f-&gt;loc);</text:span></text:p>
      <text:p text:style-name="P8"><text:span text:style-name="T3"><text:tab/><text:tab/><text:tab/>f=f-&gt;next;</text:span></text:p>
      <text:p text:style-name="P8"><text:span text:style-name="T3"><text:tab/><text:tab/>}</text:span></text:p>
      <text:p text:style-name="P8"><text:span text:style-name="T3"><text:tab/><text:tab/>temp=temp-&gt;next;</text:span></text:p>
      <text:p text:style-name="P8"><text:span text:style-name="T3"><text:tab/>}</text:span></text:p>
      <text:p text:style-name="P8"><text:span text:style-name="T3"><text:tab/>printf("\n");</text:span></text:p>
      <text:p text:style-name="P8"><text:span text:style-name="T3">}</text:span></text:p>
      <text:p text:style-name="P8"><text:span text:style-name="T3"/></text:p>
      <text:p text:style-name="P8"><text:span text:style-name="T3">treedir *createRoot()</text:span></text:p>
      <text:p text:style-name="P8"><text:span text:style-name="T3">{</text:span></text:p>
      <text:p text:style-name="P8"><text:span text:style-name="T3"><text:tab/>treedir *root=(treedir *)malloc(sizeof(treedir));</text:span></text:p>
      <text:p text:style-name="P8"><text:span text:style-name="T3"><text:tab/>printf("\nEnter root directory name: ");</text:span></text:p>
      <text:p text:style-name="P8"><text:span text:style-name="T3"><text:tab/>scanf(" %[^\n]", root-&gt;dname);</text:span></text:p>
      <text:p text:style-name="P8"><text:span text:style-name="T3"><text:tab/>root-&gt;ndir=0;</text:span></text:p>
      <text:p text:style-name="P8"><text:span text:style-name="T3"><text:tab/>root-&gt;nfiles=0;</text:span></text:p>
      <text:p text:style-name="P8"><text:span text:style-name="T3"><text:tab/>return root;</text:span></text:p>
      <text:p text:style-name="P8"><text:span text:style-name="T3">}</text:span></text:p>
      <text:p text:style-name="P8"><text:span text:style-name="T3"/></text:p>
      <text:p text:style-name="P8"><text:span text:style-name="T3">void createDirTreeDir(treedir *root)</text:span></text:p>
      <text:p text:style-name="P8"><text:span text:style-name="T3">{</text:span></text:p>
      <text:p text:style-name="P8"><text:span text:style-name="T3"><text:tab/>int i;</text:span></text:p>
      <text:p text:style-name="P8"><text:span text:style-name="T3"><text:tab/>char path[200];</text:span></text:p>
      <text:p text:style-name="P8"><text:span text:style-name="T3"><text:tab/>printf("\nEnter path to directory(/root/../): ");</text:span></text:p>
      <text:p text:style-name="P8"><text:span text:style-name="T3"><text:tab/>scanf(" %[^\n]", path);</text:span></text:p>
      <text:p text:style-name="P8"><text:span text:style-name="T3"/></text:p>
      <text:p text:style-name="P8"><text:span text:style-name="T3"><text:s text:c="4"/>treedir *temp=root;</text:span></text:p>
      <text:p text:style-name="P8"><text:span text:style-name="T3"><text:s text:c="4"/>char *token = strtok(path,"/");</text:span></text:p>
      <text:p text:style-name="P8"><text:span text:style-name="T3"/></text:p>
      <text:p text:style-name="P8"><text:span text:style-name="T3"><text:s text:c="4"/>token = strtok(NULL,"/");</text:span></text:p>
      <text:p text:style-name="P8"><text:span text:style-name="T3"/></text:p>
      <text:p text:style-name="P8"><text:span text:style-name="T3"><text:s text:c="4"/>while(token!=NULL) </text:span></text:p>
      <text:p text:style-name="P8"><text:span text:style-name="T3"><text:tab/>{</text:span></text:p>
      <text:p text:style-name="P8"><text:span text:style-name="T3"><text:tab/><text:tab/>treedir *prev=temp;</text:span></text:p>
      <text:p text:style-name="P8"><text:span text:style-name="T3"><text:tab/><text:tab/>for(i=0;i&lt;temp-&gt;ndir;i++)</text:span></text:p>
      <text:p text:style-name="P8"><text:span text:style-name="T3"><text:tab/><text:tab/><text:tab/>if(temp-&gt;tdir[i]!=NULL &amp;&amp; strcmp(token, temp-&gt;tdir[i]-&gt;dname)==0)<text:tab/><text:tab/><text:tab/><text:tab/></text:span></text:p>
      <text:p text:style-name="P8"><text:span text:style-name="T3"><text:tab/><text:tab/><text:tab/><text:tab/>temp=temp-&gt;tdir[i];</text:span></text:p>
      <text:p text:style-name="P8"><text:span text:style-name="T3"/></text:p>
      <text:p text:style-name="P8"><text:soft-page-break/><text:span text:style-name="T3"><text:tab/><text:tab/>if(temp==prev)</text:span></text:p>
      <text:p text:style-name="P8"><text:span text:style-name="T3"><text:tab/><text:tab/>{</text:span></text:p>
      <text:p text:style-name="P8"><text:span text:style-name="T3"><text:tab/><text:tab/><text:tab/>printf("\nInvalid path\n");</text:span></text:p>
      <text:p text:style-name="P8"><text:span text:style-name="T3"><text:tab/><text:tab/><text:tab/>return;</text:span></text:p>
      <text:p text:style-name="P8"><text:span text:style-name="T3"><text:tab/><text:tab/>}</text:span></text:p>
      <text:p text:style-name="P8"><text:span text:style-name="T3"><text:tab/><text:tab/></text:span></text:p>
      <text:p text:style-name="P8"><text:span text:style-name="T3"><text:s text:c="8"/>token = strtok(NULL,"/");</text:span></text:p>
      <text:p text:style-name="P8"><text:span text:style-name="T3"><text:s text:c="4"/>}</text:span></text:p>
      <text:p text:style-name="P8"><text:span text:style-name="T3"/></text:p>
      <text:p text:style-name="P8"><text:span text:style-name="T3"><text:s text:c="4"/>if(token==NULL &amp;&amp; temp!=NULL)</text:span></text:p>
      <text:p text:style-name="P8"><text:span text:style-name="T3"><text:s text:c="4"/>{</text:span></text:p>
      <text:p text:style-name="P8"><text:span text:style-name="T3"><text:s text:c="8"/>if(temp-&gt;ndir&lt;3)</text:span></text:p>
      <text:p text:style-name="P8"><text:span text:style-name="T3"><text:s text:c="8"/>{</text:span></text:p>
      <text:p text:style-name="P8"><text:span text:style-name="T3"><text:s text:c="12"/>char dname[20];</text:span></text:p>
      <text:p text:style-name="P8"><text:span text:style-name="T3"><text:s text:c="12"/>printf("Enter the directory name: ");</text:span></text:p>
      <text:p text:style-name="P8"><text:span text:style-name="T3"><text:s text:c="12"/>scanf("%s", dname);</text:span></text:p>
      <text:p text:style-name="P8"><text:span text:style-name="T3"/></text:p>
      <text:p text:style-name="P8"><text:span text:style-name="T3"><text:tab/><text:tab/><text:tab/>for(i=0;i&lt;temp-&gt;ndir;i++)</text:span></text:p>
      <text:p text:style-name="P8"><text:span text:style-name="T3"><text:tab/><text:tab/><text:tab/><text:tab/>if(strcmp(temp-&gt;tdir[i]-&gt;dname, dname)==0)</text:span></text:p>
      <text:p text:style-name="P8"><text:span text:style-name="T3"><text:tab/><text:tab/><text:tab/><text:tab/><text:tab/>break;</text:span></text:p>
      <text:p text:style-name="P8"><text:span text:style-name="T3"><text:tab/><text:tab/><text:tab/>if(i!=temp-&gt;ndir)</text:span></text:p>
      <text:p text:style-name="P8"><text:span text:style-name="T3"><text:tab/><text:tab/><text:tab/>{</text:span></text:p>
      <text:p text:style-name="P8"><text:span text:style-name="T3"><text:tab/><text:tab/><text:tab/><text:tab/>printf("\nDirectory exists!\n");</text:span></text:p>
      <text:p text:style-name="P8"><text:span text:style-name="T3"><text:tab/><text:tab/><text:tab/><text:tab/>return;</text:span></text:p>
      <text:p text:style-name="P8"><text:span text:style-name="T3"><text:tab/><text:tab/><text:tab/>}</text:span></text:p>
      <text:p text:style-name="P8"><text:span text:style-name="T3"/></text:p>
      <text:p text:style-name="P8"><text:span text:style-name="T3"><text:s text:c="12"/>treedir *newdir = (treedir *)malloc(sizeof(treedir));</text:span></text:p>
      <text:p text:style-name="P8"><text:span text:style-name="T3"><text:s text:c="12"/>strcpy(newdir-&gt;dname, dname);</text:span></text:p>
      <text:p text:style-name="P8"><text:span text:style-name="T3"/></text:p>
      <text:p text:style-name="P8"><text:span text:style-name="T3"><text:tab/><text:tab/><text:tab/>temp-&gt;tdir[temp-&gt;ndir++]=newdir;</text:span></text:p>
      <text:p text:style-name="P8"><text:span text:style-name="T3"><text:tab/><text:tab/><text:tab/></text:span></text:p>
      <text:p text:style-name="P8"><text:span text:style-name="T3"><text:tab/><text:tab/><text:tab/>printf("\nDirectory created!\n");</text:span></text:p>
      <text:p text:style-name="P8"><text:span text:style-name="T3"><text:s text:c="8"/>}</text:span></text:p>
      <text:p text:style-name="P8"><text:span text:style-name="T3"><text:s text:c="8"/>else </text:span></text:p>
      <text:p text:style-name="P8"><text:span text:style-name="T3"><text:tab/><text:tab/><text:tab/>printf("\nDirectory limit exceeded!\n");</text:span></text:p>
      <text:p text:style-name="P8"><text:span text:style-name="T3"><text:s text:c="4"/>}</text:span></text:p>
      <text:p text:style-name="P8"><text:span text:style-name="T3">}</text:span></text:p>
      <text:p text:style-name="P8"><text:span text:style-name="T3"/></text:p>
      <text:p text:style-name="P8"><text:span text:style-name="T3">void createFileTreeDir(treedir *root)</text:span></text:p>
      <text:p text:style-name="P8"><text:span text:style-name="T3">{</text:span></text:p>
      <text:p text:style-name="P8"><text:span text:style-name="T3"><text:tab/>int i;</text:span></text:p>
      <text:p text:style-name="P8"><text:span text:style-name="T3"><text:tab/>char path[200];</text:span></text:p>
      <text:p text:style-name="P8"><text:span text:style-name="T3"><text:tab/>printf("\nEnter path to file(/root/../): ");</text:span></text:p>
      <text:p text:style-name="P8"><text:span text:style-name="T3"><text:tab/>scanf(" %[^\n]", path);</text:span></text:p>
      <text:p text:style-name="P8"><text:span text:style-name="T3"/></text:p>
      <text:p text:style-name="P8"><text:soft-page-break/><text:span text:style-name="T3"><text:s text:c="4"/>treedir *temp=root;</text:span></text:p>
      <text:p text:style-name="P8"><text:span text:style-name="T3"><text:s text:c="4"/>char *token = strtok(path, "/");</text:span></text:p>
      <text:p text:style-name="P8"><text:span text:style-name="T3"><text:s text:c="4"/>token = strtok(NULL,"/");</text:span></text:p>
      <text:p text:style-name="P8"><text:span text:style-name="T3"><text:s text:c="4"/>while(token != NULL) </text:span></text:p>
      <text:p text:style-name="P8"><text:span text:style-name="T3"><text:s text:c="4"/>{</text:span></text:p>
      <text:p text:style-name="P8"><text:span text:style-name="T3"><text:tab/><text:tab/>treedir *prev=temp;</text:span></text:p>
      <text:p text:style-name="P8"><text:span text:style-name="T3"><text:tab/><text:tab/>for(i=0;i&lt;temp-&gt;ndir;i++)</text:span></text:p>
      <text:p text:style-name="P8"><text:span text:style-name="T3"><text:tab/><text:tab/><text:tab/>if(temp-&gt;tdir[i]!=NULL &amp;&amp; strcmp(token, temp-&gt;tdir[i]-&gt;dname)==0)</text:span></text:p>
      <text:p text:style-name="P8"><text:span text:style-name="T3"><text:tab/><text:tab/><text:tab/><text:tab/>temp=temp-&gt;tdir[i];</text:span></text:p>
      <text:p text:style-name="P8"><text:span text:style-name="T3"><text:tab/><text:tab/></text:span></text:p>
      <text:p text:style-name="P8"><text:span text:style-name="T3"><text:tab/><text:tab/>if(temp==prev)</text:span></text:p>
      <text:p text:style-name="P8"><text:span text:style-name="T3"><text:tab/><text:tab/>{</text:span></text:p>
      <text:p text:style-name="P8"><text:span text:style-name="T3"><text:tab/><text:tab/><text:tab/>printf("\nInvalid path\n");</text:span></text:p>
      <text:p text:style-name="P8"><text:span text:style-name="T3"><text:tab/><text:tab/><text:tab/>return;</text:span></text:p>
      <text:p text:style-name="P8"><text:span text:style-name="T3"><text:tab/><text:tab/>}</text:span></text:p>
      <text:p text:style-name="P8"><text:span text:style-name="T3"/></text:p>
      <text:p text:style-name="P8"><text:span text:style-name="T3"><text:s text:c="8"/>token = strtok(NULL,"/");</text:span></text:p>
      <text:p text:style-name="P8"><text:span text:style-name="T3"><text:s text:c="4"/>}</text:span></text:p>
      <text:p text:style-name="P8"><text:span text:style-name="T3"><text:s text:c="4"/>if(token == NULL &amp;&amp; temp!=NULL)</text:span></text:p>
      <text:p text:style-name="P8"><text:span text:style-name="T3"><text:s text:c="4"/>{</text:span></text:p>
      <text:p text:style-name="P8"><text:span text:style-name="T3"><text:s text:c="8"/>if(temp-&gt;nfiles &lt; 3)</text:span></text:p>
      <text:p text:style-name="P8"><text:span text:style-name="T3"><text:s text:c="8"/>{</text:span></text:p>
      <text:p text:style-name="P8"><text:span text:style-name="T3"><text:s text:c="12"/>char fname[20];</text:span></text:p>
      <text:p text:style-name="P8"><text:span text:style-name="T3"><text:s text:c="12"/>printf("\nEnter file name: ");</text:span></text:p>
      <text:p text:style-name="P8"><text:span text:style-name="T3"><text:s text:c="12"/>scanf("%s", fname);</text:span></text:p>
      <text:p text:style-name="P8"><text:span text:style-name="T3"/></text:p>
      <text:p text:style-name="P8"><text:span text:style-name="T3"><text:tab/><text:tab/><text:tab/>for(i=0;i&lt;temp-&gt;nfiles;i++)</text:span></text:p>
      <text:p text:style-name="P8"><text:span text:style-name="T3"><text:tab/><text:tab/><text:tab/><text:tab/>if(strcmp(temp-&gt;files[i], fname)==0)</text:span></text:p>
      <text:p text:style-name="P8"><text:span text:style-name="T3"><text:tab/><text:tab/><text:tab/><text:tab/><text:tab/>break;</text:span></text:p>
      <text:p text:style-name="P8"><text:span text:style-name="T3"><text:tab/><text:tab/><text:tab/>if(i!=temp-&gt;nfiles)</text:span></text:p>
      <text:p text:style-name="P8"><text:span text:style-name="T3"><text:tab/><text:tab/><text:tab/>{</text:span></text:p>
      <text:p text:style-name="P8"><text:span text:style-name="T3"><text:tab/><text:tab/><text:tab/><text:tab/>printf("\nFile exists!");</text:span></text:p>
      <text:p text:style-name="P8"><text:span text:style-name="T3"><text:tab/><text:tab/><text:tab/><text:tab/>return;</text:span></text:p>
      <text:p text:style-name="P8"><text:span text:style-name="T3"><text:tab/><text:tab/><text:tab/>}</text:span></text:p>
      <text:p text:style-name="P8"><text:span text:style-name="T3"/></text:p>
      <text:p text:style-name="P8"><text:span text:style-name="T3"><text:s text:c="12"/>strcpy(temp-&gt;files[temp-&gt;nfiles++], fname);<text:tab/><text:tab/><text:tab/></text:span></text:p>
      <text:p text:style-name="P8"><text:span text:style-name="T3"><text:tab/><text:tab/><text:tab/>printf("\nFile created!\n");</text:span></text:p>
      <text:p text:style-name="P8"><text:span text:style-name="T3"><text:s text:c="8"/>}</text:span></text:p>
      <text:p text:style-name="P8"><text:span text:style-name="T3"><text:s text:c="8"/>else</text:span></text:p>
      <text:p text:style-name="P8"><text:span text:style-name="T3"><text:s text:c="12"/>printf("\nFile limit exceeded!\n");</text:span></text:p>
      <text:p text:style-name="P8"><text:span text:style-name="T3"><text:s text:c="4"/>}</text:span></text:p>
      <text:p text:style-name="P8"><text:span text:style-name="T3"><text:tab/>else</text:span></text:p>
      <text:p text:style-name="P8"><text:span text:style-name="T3"><text:tab/><text:tab/>printf("\nPath does not exist!\n");</text:span></text:p>
      <text:p text:style-name="P8"><text:span text:style-name="T3">}</text:span></text:p>
      <text:p text:style-name="P8"><text:soft-page-break/><text:span text:style-name="T3"/></text:p>
      <text:p text:style-name="P8"><text:span text:style-name="T3">void dispTreeDir(treedir *root)</text:span></text:p>
      <text:p text:style-name="P8"><text:span text:style-name="T3">{</text:span></text:p>
      <text:p text:style-name="P8"><text:span text:style-name="T3"><text:tab/>if(root==NULL)</text:span></text:p>
      <text:p text:style-name="P8"><text:span text:style-name="T3"><text:tab/><text:tab/>return;</text:span></text:p>
      <text:p text:style-name="P8"><text:span text:style-name="T3"><text:tab/>printf("\nDirectory name : %s", root-&gt;dname);</text:span></text:p>
      <text:p text:style-name="P8"><text:span text:style-name="T3"><text:tab/>printf("\nFiles <text:s text:c="9"/>:");</text:span></text:p>
      <text:p text:style-name="P8"><text:span text:style-name="T3"><text:tab/>for(int j=0;j &lt; root-&gt;nfiles;j++)</text:span></text:p>
      <text:p text:style-name="P8"><text:span text:style-name="T3"><text:tab/><text:tab/>printf("\t%s", root-&gt;files[j]);</text:span></text:p>
      <text:p text:style-name="P8"><text:span text:style-name="T3"><text:tab/>printf("\nSub directories:");</text:span></text:p>
      <text:p text:style-name="P8"><text:span text:style-name="T3"><text:tab/>for(int k=0;k &lt; root-&gt;ndir;k++)</text:span></text:p>
      <text:p text:style-name="P8"><text:span text:style-name="T3"><text:tab/><text:tab/>printf("\t%s", root-&gt;tdir[k]-&gt;dname);</text:span></text:p>
      <text:p text:style-name="P8"><text:span text:style-name="T3"/></text:p>
      <text:p text:style-name="P8"><text:span text:style-name="T3"><text:tab/>printf("\n\n");</text:span></text:p>
      <text:p text:style-name="P8"><text:span text:style-name="T3"/></text:p>
      <text:p text:style-name="P8"><text:span text:style-name="T3"><text:tab/>for(int k=0;k &lt; root-&gt;ndir;k++)</text:span></text:p>
      <text:p text:style-name="P8"><text:span text:style-name="T3"><text:tab/><text:tab/>dispTreeDir(root-&gt;tdir[k]);</text:span></text:p>
      <text:p text:style-name="P8"><text:span text:style-name="T3"/></text:p>
      <text:p text:style-name="P8"><text:span text:style-name="T3"><text:tab/>printf("\n");</text:span></text:p>
      <text:p text:style-name="P8"><text:span text:style-name="T3">}</text:span></text:p>
      <text:p text:style-name="P8"><text:span text:style-name="T3"/></text:p>
      <text:p text:style-name="P8"><text:span text:style-name="T3"/></text:p>
      <text:p text:style-name="P8"><text:span text:style-name="T3">void main()</text:span></text:p>
      <text:p text:style-name="P8"><text:span text:style-name="T3">{</text:span></text:p>
      <text:p text:style-name="P8"><text:span text:style-name="T3"><text:tab/>int choice, option;</text:span></text:p>
      <text:p text:style-name="P8"><text:span text:style-name="T3"><text:tab/>printf("\n\nFile Organization techniques\n\t1. Single Level Directory\n\t2. Tree structures directory\n\t3. Exit\nEnter your option: ");</text:span></text:p>
      <text:p text:style-name="P8"><text:span text:style-name="T3"><text:tab/>scanf("%d", &amp;choice);</text:span></text:p>
      <text:p text:style-name="P8"><text:span text:style-name="T3"><text:tab/></text:span></text:p>
      <text:p text:style-name="P8"><text:span text:style-name="T3"><text:tab/>sdir *dir=(sdir *)malloc(sizeof(sdir));</text:span></text:p>
      <text:p text:style-name="P8"><text:span text:style-name="T3"><text:tab/>dir-&gt;next=NULL;</text:span></text:p>
      <text:p text:style-name="P8"><text:span text:style-name="T3"/></text:p>
      <text:p text:style-name="P8"><text:span text:style-name="T3"><text:tab/>while(choice!=3)</text:span></text:p>
      <text:p text:style-name="P8"><text:span text:style-name="T3"><text:tab/>{</text:span></text:p>
      <text:p text:style-name="P8"><text:span text:style-name="T3"><text:tab/><text:tab/>switch(choice)</text:span></text:p>
      <text:p text:style-name="P8"><text:span text:style-name="T3"><text:tab/><text:tab/>{</text:span></text:p>
      <text:p text:style-name="P8"><text:span text:style-name="T3"><text:tab/><text:tab/><text:tab/>case 1: printf("\n1. Create a directory\n2. Create a file\n3. List the directory structure\n4. Back\nEnter your option: ");</text:span></text:p>
      <text:p text:style-name="P8"><text:span text:style-name="T3"><text:tab/><text:tab/><text:tab/><text:tab/><text:tab/>scanf("%d",&amp;option);</text:span></text:p>
      <text:p text:style-name="P8"><text:span text:style-name="T3"><text:tab/><text:tab/><text:tab/><text:tab/><text:tab/>while(option!=4)</text:span></text:p>
      <text:p text:style-name="P8"><text:span text:style-name="T3"><text:tab/><text:tab/><text:tab/><text:tab/><text:tab/>{</text:span></text:p>
      <text:p text:style-name="P8"><text:span text:style-name="T3"><text:tab/><text:tab/><text:tab/><text:tab/><text:tab/><text:tab/>switch(option)</text:span></text:p>
      <text:p text:style-name="P8"><text:span text:style-name="T3"><text:tab/><text:tab/><text:tab/><text:tab/><text:tab/><text:tab/>{</text:span></text:p>
      <text:p text:style-name="P8"><text:span text:style-name="T3"><text:tab/><text:tab/><text:tab/><text:tab/><text:tab/><text:tab/><text:tab/>case 1: createDir(dir);</text:span></text:p>
      <text:p text:style-name="P8"><text:span text:style-name="T3"><text:tab/><text:tab/><text:tab/><text:tab/><text:tab/><text:tab/><text:tab/><text:tab/><text:tab/>break; </text:span></text:p>
      <text:p text:style-name="P8"><text:soft-page-break/><text:span text:style-name="T3"><text:tab/><text:tab/><text:tab/><text:tab/><text:tab/><text:tab/><text:tab/>case 2: createFile(dir);</text:span></text:p>
      <text:p text:style-name="P8"><text:span text:style-name="T3"><text:tab/><text:tab/><text:tab/><text:tab/><text:tab/><text:tab/><text:tab/><text:tab/><text:tab/>break; </text:span></text:p>
      <text:p text:style-name="P8"><text:span text:style-name="T3"><text:tab/><text:tab/><text:tab/><text:tab/><text:tab/><text:tab/><text:tab/>case 3: dispSdir(dir);</text:span></text:p>
      <text:p text:style-name="P8"><text:span text:style-name="T3"><text:tab/><text:tab/><text:tab/><text:tab/><text:tab/><text:tab/><text:tab/><text:tab/><text:tab/>break; </text:span></text:p>
      <text:p text:style-name="P8"><text:span text:style-name="T3"><text:tab/><text:tab/><text:tab/><text:tab/><text:tab/><text:tab/><text:tab/>default: printf("\n\nInvalid Option!\n");</text:span></text:p>
      <text:p text:style-name="P8"><text:span text:style-name="T3"><text:tab/><text:tab/><text:tab/><text:tab/><text:tab/><text:tab/>}</text:span></text:p>
      <text:p text:style-name="P8"><text:span text:style-name="T3"><text:tab/><text:tab/><text:tab/><text:tab/><text:tab/><text:tab/>printf("\n1. Create a directory\n2. Create a file\n3. List the directory structure\n4. Back\nEnter your option: ");</text:span></text:p>
      <text:p text:style-name="P8"><text:span text:style-name="T3"><text:tab/><text:tab/><text:tab/><text:tab/><text:tab/><text:tab/>scanf("%d",&amp;option);</text:span></text:p>
      <text:p text:style-name="P8"><text:span text:style-name="T3"><text:tab/><text:tab/><text:tab/><text:tab/><text:tab/></text:span></text:p>
      <text:p text:style-name="P8"><text:span text:style-name="T3"><text:tab/><text:tab/><text:tab/><text:tab/><text:tab/>}</text:span></text:p>
      <text:p text:style-name="P8"><text:span text:style-name="T3"><text:tab/><text:tab/><text:tab/><text:tab/><text:tab/>break;</text:span></text:p>
      <text:p text:style-name="P8"><text:span text:style-name="T3"/></text:p>
      <text:p text:style-name="P8"><text:span text:style-name="T3"><text:tab/><text:tab/><text:tab/>case 2: </text:span></text:p>
      <text:p text:style-name="P8"><text:span text:style-name="T3"><text:tab/><text:tab/><text:tab/>{</text:span></text:p>
      <text:p text:style-name="P8"><text:span text:style-name="T3"><text:tab/><text:tab/><text:tab/><text:tab/><text:tab/>treedir *root=createRoot();</text:span></text:p>
      <text:p text:style-name="P8"><text:span text:style-name="T3"/></text:p>
      <text:p text:style-name="P8"><text:span text:style-name="T3"><text:tab/><text:tab/><text:tab/><text:tab/><text:tab/>printf("\n1. Create a directory\n2. Create a file\n3. List the directory structure\n4. Back\nEnter your option: ");</text:span></text:p>
      <text:p text:style-name="P8"><text:span text:style-name="T3"><text:tab/><text:tab/><text:tab/><text:tab/><text:tab/>scanf("%d",&amp;option);</text:span></text:p>
      <text:p text:style-name="P8"><text:span text:style-name="T3"><text:tab/><text:tab/><text:tab/><text:tab/><text:tab/>while(option!=4)</text:span></text:p>
      <text:p text:style-name="P8"><text:span text:style-name="T3"><text:tab/><text:tab/><text:tab/><text:tab/><text:tab/>{</text:span></text:p>
      <text:p text:style-name="P8"><text:span text:style-name="T3"><text:tab/><text:tab/><text:tab/><text:tab/><text:tab/><text:tab/>switch(option)</text:span></text:p>
      <text:p text:style-name="P8"><text:span text:style-name="T3"><text:tab/><text:tab/><text:tab/><text:tab/><text:tab/><text:tab/>{</text:span></text:p>
      <text:p text:style-name="P8"><text:span text:style-name="T3"><text:tab/><text:tab/><text:tab/><text:tab/><text:tab/><text:tab/><text:tab/>case 1: createDirTreeDir(root);</text:span></text:p>
      <text:p text:style-name="P8"><text:span text:style-name="T3"><text:tab/><text:tab/><text:tab/><text:tab/><text:tab/><text:tab/><text:tab/><text:tab/><text:tab/>break; </text:span></text:p>
      <text:p text:style-name="P8"><text:span text:style-name="T3"><text:tab/><text:tab/><text:tab/><text:tab/><text:tab/><text:tab/><text:tab/>case 2: createFileTreeDir(root);</text:span></text:p>
      <text:p text:style-name="P8"><text:span text:style-name="T3"><text:tab/><text:tab/><text:tab/><text:tab/><text:tab/><text:tab/><text:tab/><text:tab/><text:tab/>break; </text:span></text:p>
      <text:p text:style-name="P8"><text:span text:style-name="T3"><text:tab/><text:tab/><text:tab/><text:tab/><text:tab/><text:tab/><text:tab/>case 3: dispTreeDir(root);</text:span></text:p>
      <text:p text:style-name="P8"><text:span text:style-name="T3"><text:tab/><text:tab/><text:tab/><text:tab/><text:tab/><text:tab/><text:tab/><text:tab/><text:tab/>break; </text:span></text:p>
      <text:p text:style-name="P8"><text:span text:style-name="T3"><text:tab/><text:tab/><text:tab/><text:tab/><text:tab/><text:tab/><text:tab/>default: printf("\n\nInvalid Option!\n");</text:span></text:p>
      <text:p text:style-name="P8"><text:span text:style-name="T3"><text:tab/><text:tab/><text:tab/><text:tab/><text:tab/><text:tab/>}</text:span></text:p>
      <text:p text:style-name="P8"><text:span text:style-name="T3"><text:tab/><text:tab/><text:tab/><text:tab/><text:tab/><text:tab/>printf("\n1. Create a directory\n2. Create a file\n3. List the directory structure\n4. Back\nEnter your option: ");</text:span></text:p>
      <text:p text:style-name="P8"><text:span text:style-name="T3"><text:tab/><text:tab/><text:tab/><text:tab/><text:tab/><text:tab/>scanf("%d",&amp;option);</text:span></text:p>
      <text:p text:style-name="P8"><text:span text:style-name="T3"><text:tab/><text:tab/><text:tab/><text:tab/><text:tab/></text:span></text:p>
      <text:p text:style-name="P8"><text:span text:style-name="T3"><text:tab/><text:tab/><text:tab/><text:tab/><text:tab/>}</text:span></text:p>
      <text:p text:style-name="P8"><text:span text:style-name="T3"><text:tab/><text:tab/><text:tab/>}</text:span></text:p>
      <text:p text:style-name="P8"><text:span text:style-name="T3"><text:tab/><text:tab/>}</text:span></text:p>
      <text:p text:style-name="P8"><text:span text:style-name="T3"/></text:p>
      <text:p text:style-name="P8"><text:span text:style-name="T3"><text:tab/>printf("\n\nFile Organization techniques\n\t1. Single Level Directory\n\t2. Tree structures directory\n\t3. Exit\nEnter your option: ");</text:span></text:p>
      <text:p text:style-name="P8"><text:span text:style-name="T3"><text:tab/>scanf("%d", &amp;choice);</text:span></text:p>
      <text:p text:style-name="P8"><text:span text:style-name="T3"><text:tab/>}</text:span></text:p>
      <text:p text:style-name="P8"><text:span text:style-name="T3">}</text:span></text:p>
      <text:p text:style-name="P8"><text:soft-page-break/><text:span text:style-name="T3">O</text:span><text:span text:style-name="T4">UTPUT:</text:span></text:p>
      <text:p text:style-name="P4">(base) lakshmi@LakshmiPriya:~/OS$ gcc fileorg.c -o f</text:p>
      <text:p text:style-name="P2">(base) lakshmi@LakshmiPriya:~/OS$ ./f</text:p>
      <text:p text:style-name="P2"/>
      <text:p text:style-name="P2"/>
      <text:p text:style-name="P2">File Organization techniques</text:p>
      <text:p text:style-name="P2"><text:tab/>1. Single Level Directory</text:p>
      <text:p text:style-name="P2"><text:tab/>2. Tree structures directory</text:p>
      <text:p text:style-name="P2"><text:tab/>3. Exit</text:p>
      <text:p text:style-name="P2">Enter your option: 1</text:p>
      <text:p text:style-name="P2"/>
      <text:p text:style-name="P2">1. Create a directory</text:p>
      <text:p text:style-name="P2">2. Create a file</text:p>
      <text:p text:style-name="P2">3. List the directory structure</text:p>
      <text:p text:style-name="P2">4. Back</text:p>
      <text:p text:style-name="P2">Enter your option: 1</text:p>
      <text:p text:style-name="P2"/>
      <text:p text:style-name="P2">Enter directory name: d1</text:p>
      <text:p text:style-name="P2"/>
      <text:p text:style-name="P2">Directory created!</text:p>
      <text:p text:style-name="P2"/>
      <text:p text:style-name="P2">1. Create a directory</text:p>
      <text:p text:style-name="P2">2. Create a file</text:p>
      <text:p text:style-name="P2">3. List the directory structure</text:p>
      <text:p text:style-name="P2">4. Back</text:p>
      <text:p text:style-name="P2">Enter your option: 1</text:p>
      <text:p text:style-name="P2"/>
      <text:p text:style-name="P2">Enter directory name: d1</text:p>
      <text:p text:style-name="P2"/>
      <text:p text:style-name="P2">Directory already exists!</text:p>
      <text:p text:style-name="P2"/>
      <text:p text:style-name="P2">1. Create a directory</text:p>
      <text:p text:style-name="P2">2. Create a file</text:p>
      <text:p text:style-name="P2">3. List the directory structure</text:p>
      <text:p text:style-name="P2">4. Back</text:p>
      <text:p text:style-name="P2">Enter your option: 2</text:p>
      <text:p text:style-name="P2"/>
      <text:p text:style-name="P2">Enter directory name: d2</text:p>
      <text:p text:style-name="P2"/>
      <text:p text:style-name="P2">Directory not found!</text:p>
      <text:p text:style-name="P2"/>
      <text:p text:style-name="P2">1. Create a directory</text:p>
      <text:p text:style-name="P2">2. Create a file</text:p>
      <text:p text:style-name="P2">3. List the directory structure</text:p>
      <text:p text:style-name="P2">4. Back</text:p>
      <text:p text:style-name="P2"><text:soft-page-break/>Enter your option: 1</text:p>
      <text:p text:style-name="P2"/>
      <text:p text:style-name="P2">Enter directory name: d2</text:p>
      <text:p text:style-name="P2"/>
      <text:p text:style-name="P2">Directory created!</text:p>
      <text:p text:style-name="P2"/>
      <text:p text:style-name="P2">1. Create a directory</text:p>
      <text:p text:style-name="P2">2. Create a file</text:p>
      <text:p text:style-name="P2">3. List the directory structure</text:p>
      <text:p text:style-name="P2">4. Back</text:p>
      <text:p text:style-name="P2">Enter your option: 2</text:p>
      <text:p text:style-name="P2"/>
      <text:p text:style-name="P2">Enter directory name: d2</text:p>
      <text:p text:style-name="P2"/>
      <text:p text:style-name="P2">Enter file name: f1</text:p>
      <text:p text:style-name="P2"/>
      <text:p text:style-name="P2">File created!</text:p>
      <text:p text:style-name="P2"/>
      <text:p text:style-name="P2">1. Create a directory</text:p>
      <text:p text:style-name="P2">2. Create a file</text:p>
      <text:p text:style-name="P2">3. List the directory structure</text:p>
      <text:p text:style-name="P2">4. Back</text:p>
      <text:p text:style-name="P2">Enter your option: 3</text:p>
      <text:p text:style-name="P2"/>
      <text:p text:style-name="P2"/>
      <text:p text:style-name="P2">d2: </text:p>
      <text:p text:style-name="P2">File Name <text:s text:c="10"/>Location <text:s/></text:p>
      <text:p text:style-name="P2">f1 <text:s text:c="17"/>0x55685720db70</text:p>
      <text:p text:style-name="P2"/>
      <text:p text:style-name="P2">d1: </text:p>
      <text:p text:style-name="P2">File Name <text:s text:c="10"/>Location <text:s/></text:p>
      <text:p text:style-name="P2"/>
      <text:p text:style-name="P2">1. Create a directory</text:p>
      <text:p text:style-name="P2">2. Create a file</text:p>
      <text:p text:style-name="P2">3. List the directory structure</text:p>
      <text:p text:style-name="P2">4. Back</text:p>
      <text:p text:style-name="P2">Enter your option: 2</text:p>
      <text:p text:style-name="P2"/>
      <text:p text:style-name="P2">Enter directory name: d1</text:p>
      <text:p text:style-name="P2"/>
      <text:p text:style-name="P2">Enter file name: f1</text:p>
      <text:p text:style-name="P2"/>
      <text:p text:style-name="P2">File created!</text:p>
      <text:p text:style-name="P2"/>
      <text:p text:style-name="P2">1. Create a directory</text:p>
      <text:p text:style-name="P2"><text:soft-page-break/>2. Create a file</text:p>
      <text:p text:style-name="P2">3. List the directory structure</text:p>
      <text:p text:style-name="P2">4. Back</text:p>
      <text:p text:style-name="P2">Enter your option: 3</text:p>
      <text:p text:style-name="P2"/>
      <text:p text:style-name="P2"/>
      <text:p text:style-name="P2">d2: </text:p>
      <text:p text:style-name="P2">File Name <text:s text:c="10"/>Location <text:s/></text:p>
      <text:p text:style-name="P2">f1 <text:s text:c="17"/>0x55685720db70</text:p>
      <text:p text:style-name="P2"/>
      <text:p text:style-name="P2">d1: </text:p>
      <text:p text:style-name="P2">File Name <text:s text:c="10"/>Location <text:s/></text:p>
      <text:p text:style-name="P2">f1 <text:s text:c="17"/>0x55685720dba0</text:p>
      <text:p text:style-name="P2"/>
      <text:p text:style-name="P2">1. Create a directory</text:p>
      <text:p text:style-name="P2">2. Create a file</text:p>
      <text:p text:style-name="P2">3. List the directory structure</text:p>
      <text:p text:style-name="P2">4. Back</text:p>
      <text:p text:style-name="P2">Enter your option: 2</text:p>
      <text:p text:style-name="P2"/>
      <text:p text:style-name="P2">Enter directory name: d2</text:p>
      <text:p text:style-name="P2"/>
      <text:p text:style-name="P2">Enter file name: f2</text:p>
      <text:p text:style-name="P2"/>
      <text:p text:style-name="P2">File created!</text:p>
      <text:p text:style-name="P2"/>
      <text:p text:style-name="P2">1. Create a directory</text:p>
      <text:p text:style-name="P2">2. Create a file</text:p>
      <text:p text:style-name="P2">3. List the directory structure</text:p>
      <text:p text:style-name="P2">4. Back</text:p>
      <text:p text:style-name="P2">Enter your option: 3</text:p>
      <text:p text:style-name="P2"/>
      <text:p text:style-name="P2"/>
      <text:p text:style-name="P2">d2: </text:p>
      <text:p text:style-name="P2">File Name <text:s text:c="10"/>Location <text:s/></text:p>
      <text:p text:style-name="P2">f2 <text:s text:c="17"/>0x55685720dbd0</text:p>
      <text:p text:style-name="P2">f1 <text:s text:c="17"/>0x55685720db70</text:p>
      <text:p text:style-name="P2"/>
      <text:p text:style-name="P2">d1: </text:p>
      <text:p text:style-name="P2">File Name <text:s text:c="10"/>Location <text:s/></text:p>
      <text:p text:style-name="P2">f1 <text:s text:c="17"/>0x55685720dba0</text:p>
      <text:p text:style-name="P2"/>
      <text:p text:style-name="P2">1. Create a directory</text:p>
      <text:p text:style-name="P2">2. Create a file</text:p>
      <text:p text:style-name="P2">3. List the directory structure</text:p>
      <text:p text:style-name="P2"><text:soft-page-break/>4. Back</text:p>
      <text:p text:style-name="P2">Enter your option: 1</text:p>
      <text:p text:style-name="P2"/>
      <text:p text:style-name="P2">Enter directory name: d3</text:p>
      <text:p text:style-name="P2"/>
      <text:p text:style-name="P2">Directory created!</text:p>
      <text:p text:style-name="P2"/>
      <text:p text:style-name="P2">1. Create a directory</text:p>
      <text:p text:style-name="P2">2. Create a file</text:p>
      <text:p text:style-name="P2">3. List the directory structure</text:p>
      <text:p text:style-name="P2">4. Back</text:p>
      <text:p text:style-name="P2">Enter your option: 3</text:p>
      <text:p text:style-name="P2"/>
      <text:p text:style-name="P2"/>
      <text:p text:style-name="P2">d3: </text:p>
      <text:p text:style-name="P2">File Name <text:s text:c="10"/>Location <text:s/></text:p>
      <text:p text:style-name="P2"/>
      <text:p text:style-name="P2">d2: </text:p>
      <text:p text:style-name="P2">File Name <text:s text:c="10"/>Location <text:s/></text:p>
      <text:p text:style-name="P2">f2 <text:s text:c="17"/>0x55685720dbd0</text:p>
      <text:p text:style-name="P2">f1 <text:s text:c="17"/>0x55685720db70</text:p>
      <text:p text:style-name="P2"/>
      <text:p text:style-name="P2">d1: </text:p>
      <text:p text:style-name="P2">File Name <text:s text:c="10"/>Location <text:s/></text:p>
      <text:p text:style-name="P2">f1 <text:s text:c="17"/>0x55685720dba0</text:p>
      <text:p text:style-name="P2"/>
      <text:p text:style-name="P2">1. Create a directory</text:p>
      <text:p text:style-name="P2">2. Create a file</text:p>
      <text:p text:style-name="P2">3. List the directory structure</text:p>
      <text:p text:style-name="P2">4. Back</text:p>
      <text:p text:style-name="P2">Enter your option: 4</text:p>
      <text:p text:style-name="P2"/>
      <text:p text:style-name="P2"/>
      <text:p text:style-name="P2">File Organization techniques</text:p>
      <text:p text:style-name="P2"><text:tab/>1. Single Level Directory</text:p>
      <text:p text:style-name="P2"><text:tab/>2. Tree structures directory</text:p>
      <text:p text:style-name="P2"><text:tab/>3. Exit</text:p>
      <text:p text:style-name="P2">Enter your option: 2</text:p>
      <text:p text:style-name="P2"/>
      <text:p text:style-name="P2">Enter root directory name: root</text:p>
      <text:p text:style-name="P2"/>
      <text:p text:style-name="P2">1. Create a directory</text:p>
      <text:p text:style-name="P2">2. Create a file</text:p>
      <text:p text:style-name="P2">3. List the directory structure</text:p>
      <text:p text:style-name="P2">4. Back</text:p>
      <text:p text:style-name="P2"><text:soft-page-break/>Enter your option: 1</text:p>
      <text:p text:style-name="P2"/>
      <text:p text:style-name="P2">Enter path to directory(/root/../): /root/</text:p>
      <text:p text:style-name="P2">Enter the directory name: d1</text:p>
      <text:p text:style-name="P2"/>
      <text:p text:style-name="P2">Directory created!</text:p>
      <text:p text:style-name="P2"/>
      <text:p text:style-name="P2">1. Create a directory</text:p>
      <text:p text:style-name="P2">2. Create a file</text:p>
      <text:p text:style-name="P2">3. List the directory structure</text:p>
      <text:p text:style-name="P2">4. Back</text:p>
      <text:p text:style-name="P2">Enter your option: 1</text:p>
      <text:p text:style-name="P2"/>
      <text:p text:style-name="P2">Enter path to directory(/root/../): /root/d6/</text:p>
      <text:p text:style-name="P2"/>
      <text:p text:style-name="P2">Invalid path</text:p>
      <text:p text:style-name="P2"/>
      <text:p text:style-name="P2">1. Create a directory</text:p>
      <text:p text:style-name="P2">2. Create a file</text:p>
      <text:p text:style-name="P2">3. List the directory structure</text:p>
      <text:p text:style-name="P2">4. Back</text:p>
      <text:p text:style-name="P2">Enter your option: 2</text:p>
      <text:p text:style-name="P2"/>
      <text:p text:style-name="P2">Enter path to file(/root/../): /root/</text:p>
      <text:p text:style-name="P2"/>
      <text:p text:style-name="P2">Enter file name: f1</text:p>
      <text:p text:style-name="P2"/>
      <text:p text:style-name="P2">File created!</text:p>
      <text:p text:style-name="P2"/>
      <text:p text:style-name="P2">1. Create a directory</text:p>
      <text:p text:style-name="P2">2. Create a file</text:p>
      <text:p text:style-name="P2">3. List the directory structure</text:p>
      <text:p text:style-name="P2">4. Back</text:p>
      <text:p text:style-name="P2">Enter your option: 3</text:p>
      <text:p text:style-name="P2"/>
      <text:p text:style-name="P2">Directory name : root</text:p>
      <text:p text:style-name="P2">Files <text:s text:c="9"/>:<text:tab/>f1</text:p>
      <text:p text:style-name="P2">Sub directories:<text:tab/>d1</text:p>
      <text:p text:style-name="P2"/>
      <text:p text:style-name="P2"/>
      <text:p text:style-name="P2">Directory name : d1</text:p>
      <text:p text:style-name="P2">Files <text:s text:c="9"/>:</text:p>
      <text:p text:style-name="P2">Sub directories:</text:p>
      <text:p text:style-name="P2"/>
      <text:p text:style-name="P2"/>
      <text:p text:style-name="P2"><text:soft-page-break/></text:p>
      <text:p text:style-name="P2"/>
      <text:p text:style-name="P2">1. Create a directory</text:p>
      <text:p text:style-name="P2">2. Create a file</text:p>
      <text:p text:style-name="P2">3. List the directory structure</text:p>
      <text:p text:style-name="P2">4. Back</text:p>
      <text:p text:style-name="P2">Enter your option: 1</text:p>
      <text:p text:style-name="P2"/>
      <text:p text:style-name="P2">Enter path to directory(/root/../): /root/d1/</text:p>
      <text:p text:style-name="P2">Enter the directory name: d1.1</text:p>
      <text:p text:style-name="P2"/>
      <text:p text:style-name="P2">Directory created!</text:p>
      <text:p text:style-name="P2"/>
      <text:p text:style-name="P2">1. Create a directory</text:p>
      <text:p text:style-name="P2">2. Create a file</text:p>
      <text:p text:style-name="P2">3. List the directory structure</text:p>
      <text:p text:style-name="P2">4. Back</text:p>
      <text:p text:style-name="P2">Enter your option: 3</text:p>
      <text:p text:style-name="P2"/>
      <text:p text:style-name="P2">Directory name : root</text:p>
      <text:p text:style-name="P2">Files <text:s text:c="9"/>:<text:tab/>f1</text:p>
      <text:p text:style-name="P2">Sub directories:<text:tab/>d1</text:p>
      <text:p text:style-name="P2"/>
      <text:p text:style-name="P2"/>
      <text:p text:style-name="P2">Directory name : d1</text:p>
      <text:p text:style-name="P2">Files <text:s text:c="9"/>:</text:p>
      <text:p text:style-name="P2">Sub directories:<text:tab/>d1.1</text:p>
      <text:p text:style-name="P2"/>
      <text:p text:style-name="P2"/>
      <text:p text:style-name="P2">Directory name : d1.1</text:p>
      <text:p text:style-name="P2">Files <text:s text:c="9"/>:</text:p>
      <text:p text:style-name="P2">Sub directories:</text:p>
      <text:p text:style-name="P2"/>
      <text:p text:style-name="P2"/>
      <text:p text:style-name="P2"/>
      <text:p text:style-name="P2"/>
      <text:p text:style-name="P2"/>
      <text:p text:style-name="P2">1. Create a directory</text:p>
      <text:p text:style-name="P2">2. Create a file</text:p>
      <text:p text:style-name="P2">3. List the directory structure</text:p>
      <text:p text:style-name="P2">4. Back</text:p>
      <text:p text:style-name="P2">Enter your option: 2</text:p>
      <text:p text:style-name="P2"/>
      <text:p text:style-name="P2">Enter path to file(/root/../): /root/d8/</text:p>
      <text:p text:style-name="P2"/>
      <text:p text:style-name="P2"><text:soft-page-break/>Invalid path</text:p>
      <text:p text:style-name="P2"/>
      <text:p text:style-name="P2">1. Create a directory</text:p>
      <text:p text:style-name="P2">2. Create a file</text:p>
      <text:p text:style-name="P2">3. List the directory structure</text:p>
      <text:p text:style-name="P2">4. Back</text:p>
      <text:p text:style-name="P2">Enter your option: 2</text:p>
      <text:p text:style-name="P2"/>
      <text:p text:style-name="P2">Enter path to file(/root/../): /root/d1/d1.1/</text:p>
      <text:p text:style-name="P2"/>
      <text:p text:style-name="P2">Enter file name: f1</text:p>
      <text:p text:style-name="P2"/>
      <text:p text:style-name="P2">File created!</text:p>
      <text:p text:style-name="P2"/>
      <text:p text:style-name="P2">1. Create a directory</text:p>
      <text:p text:style-name="P2">2. Create a file</text:p>
      <text:p text:style-name="P2">3. List the directory structure</text:p>
      <text:p text:style-name="P2">4. Back</text:p>
      <text:p text:style-name="P2">Enter your option: 3</text:p>
      <text:p text:style-name="P2"/>
      <text:p text:style-name="P2">Directory name : root</text:p>
      <text:p text:style-name="P2">Files <text:s text:c="9"/>:<text:tab/>f1</text:p>
      <text:p text:style-name="P2">Sub directories:<text:tab/>d1</text:p>
      <text:p text:style-name="P2"/>
      <text:p text:style-name="P2"/>
      <text:p text:style-name="P2">Directory name : d1</text:p>
      <text:p text:style-name="P2">Files <text:s text:c="9"/>:</text:p>
      <text:p text:style-name="P2">Sub directories:<text:tab/>d1.1</text:p>
      <text:p text:style-name="P2"/>
      <text:p text:style-name="P2"/>
      <text:p text:style-name="P2">Directory name : d1.1</text:p>
      <text:p text:style-name="P2">Files <text:s text:c="9"/>:<text:tab/>f1</text:p>
      <text:p text:style-name="P2">Sub directories:</text:p>
      <text:p text:style-name="P2"/>
      <text:p text:style-name="P2"/>
      <text:p text:style-name="P2"/>
      <text:p text:style-name="P2"/>
      <text:p text:style-name="P2"/>
      <text:p text:style-name="P2">1. Create a directory</text:p>
      <text:p text:style-name="P2">2. Create a file</text:p>
      <text:p text:style-name="P2">3. List the directory structure</text:p>
      <text:p text:style-name="P2">4. Back</text:p>
      <text:p text:style-name="P2">Enter your option: 2 <text:s text:c="7"/></text:p>
      <text:p text:style-name="P2"/>
      <text:p text:style-name="P2">Enter path to file(/root/../): /root/</text:p>
      <text:p text:style-name="P2"><text:soft-page-break/></text:p>
      <text:p text:style-name="P2">Enter file name: f2</text:p>
      <text:p text:style-name="P2"/>
      <text:p text:style-name="P2">File created!</text:p>
      <text:p text:style-name="P2"/>
      <text:p text:style-name="P2">1. Create a directory</text:p>
      <text:p text:style-name="P2">2. Create a file</text:p>
      <text:p text:style-name="P2">3. List the directory structure</text:p>
      <text:p text:style-name="P2">4. Back</text:p>
      <text:p text:style-name="P2">Enter your option: 2</text:p>
      <text:p text:style-name="P2"/>
      <text:p text:style-name="P2">Enter path to file(/root/../): /root/</text:p>
      <text:p text:style-name="P2"/>
      <text:p text:style-name="P2">Enter file name: f3</text:p>
      <text:p text:style-name="P2"/>
      <text:p text:style-name="P2">File created!</text:p>
      <text:p text:style-name="P2"/>
      <text:p text:style-name="P2">1. Create a directory</text:p>
      <text:p text:style-name="P2">2. Create a file</text:p>
      <text:p text:style-name="P2">3. List the directory structure</text:p>
      <text:p text:style-name="P2">4. Back</text:p>
      <text:p text:style-name="P2">Enter your option: 3</text:p>
      <text:p text:style-name="P2"/>
      <text:p text:style-name="P2">Directory name : root</text:p>
      <text:p text:style-name="P2">Files <text:s text:c="9"/>:<text:tab/>f1<text:tab/>f2<text:tab/>f3</text:p>
      <text:p text:style-name="P2">Sub directories:<text:tab/>d1</text:p>
      <text:p text:style-name="P2"/>
      <text:p text:style-name="P2"/>
      <text:p text:style-name="P2">Directory name : d1</text:p>
      <text:p text:style-name="P2">Files <text:s text:c="9"/>:</text:p>
      <text:p text:style-name="P2">Sub directories:<text:tab/>d1.1</text:p>
      <text:p text:style-name="P2"/>
      <text:p text:style-name="P2"/>
      <text:p text:style-name="P2">Directory name : d1.1</text:p>
      <text:p text:style-name="P2">Files <text:s text:c="9"/>:<text:tab/>f1</text:p>
      <text:p text:style-name="P2">Sub directories:</text:p>
      <text:p text:style-name="P2"/>
      <text:p text:style-name="P2"/>
      <text:p text:style-name="P2"/>
      <text:p text:style-name="P2"/>
      <text:p text:style-name="P2"/>
      <text:p text:style-name="P2">1. Create a directory</text:p>
      <text:p text:style-name="P2">2. Create a file</text:p>
      <text:p text:style-name="P2">3. List the directory structure</text:p>
      <text:p text:style-name="P2">4. Back</text:p>
      <text:p text:style-name="P2"><text:soft-page-break/>Enter your option: 1</text:p>
      <text:p text:style-name="P2"/>
      <text:p text:style-name="P2">Enter path to directory(/root/../): /root/</text:p>
      <text:p text:style-name="P2">Enter the directory name: d1</text:p>
      <text:p text:style-name="P2"/>
      <text:p text:style-name="P2">Directory exists!</text:p>
      <text:p text:style-name="P2"/>
      <text:p text:style-name="P2">1. Create a directory</text:p>
      <text:p text:style-name="P2">2. Create a file</text:p>
      <text:p text:style-name="P2">3. List the directory structure</text:p>
      <text:p text:style-name="P2">4. Back</text:p>
      <text:p text:style-name="P2">Enter your option: 2</text:p>
      <text:p text:style-name="P2"/>
      <text:p text:style-name="P2">Enter path to file(/root/../): /root/</text:p>
      <text:p text:style-name="P2"/>
      <text:p text:style-name="P2">File limit exceeded!</text:p>
      <text:p text:style-name="P2"/>
      <text:p text:style-name="P2"/>
      <text:p text:style-name="P2">1. Create a directory</text:p>
      <text:p text:style-name="P2">2. Create a file</text:p>
      <text:p text:style-name="P2">3. List the directory structure</text:p>
      <text:p text:style-name="P2">4. Back</text:p>
      <text:p text:style-name="P2">Enter your option: 4</text:p>
      <text:p text:style-name="P2"/>
      <text:p text:style-name="P2"/>
      <text:p text:style-name="P2">File Organization techniques</text:p>
      <text:p text:style-name="P2"><text:tab/>1. Single Level Directory</text:p>
      <text:p text:style-name="P2"><text:tab/>2. Tree structures directory</text:p>
      <text:p text:style-name="P2"><text:tab/>3. Exit</text:p>
      <text:p text:style-name="P2">Enter your option: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14:52:18.118917524</meta:creation-date>
    <dc:date>2020-04-12T15:00:58.961206551</dc:date>
    <meta:editing-duration>PT8M41S</meta:editing-duration>
    <meta:editing-cycles>1</meta:editing-cycles>
    <meta:document-statistic meta:table-count="0" meta:image-count="0" meta:object-count="0" meta:page-count="17" meta:paragraph-count="566" meta:word-count="1574" meta:character-count="12184" meta:non-whitespace-character-count="9945"/>
    <meta:generator>LibreOffice/6.0.7.3$Linux_X86_64 LibreOffice_project/00m0$Build-3</meta:generator>
  </office:meta>
</office:document-meta>
</file>